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svg:stroke-color="#000000" draw:marker-start-width="0.2cm" draw:marker-end-width="0.2cm" draw:fill="none" draw:fill-color="#ffffff" draw:textarea-horizontal-align="left" draw:auto-grow-height="true" draw:auto-grow-width="true" fo:min-height="1.238cm" fo:min-width="0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6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font-size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2cm" svg:x="8.5cm" svg:y="1.5cm">
          <text:p text:style-name="P1">str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cm" svg:y="5cm">
          <text:p text:style-name="P1">un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6cm" svg:y="5cm">
          <text:p text:style-name="P1">client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1cm" svg:y="5cm">
          <text:p text:style-name="P1">client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6.5cm" svg:y="5cm">
          <text:p text:style-name="P1">client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378cm" svg:height="1.488cm" draw:transform="rotate (3.1415926535892) translate (16.5cm 6.988cm)">
          <draw:text-box>
            <text:p text:style-name="P2"><text:span text:style-name="T1">...</text:span></text:p>
          </draw:text-box>
        </draw:frame>
        <draw:custom-shape draw:style-name="gr3" draw:text-style-name="P3" draw:layer="layout" svg:width="5.5cm" svg:height="5.5cm" svg:x="1cm" svg:y="11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.5cm" svg:y="12cm">
          <text:p text:style-name="P1">posix-un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.5cm" svg:y="14.5cm">
          <text:p text:style-name="P1">posix-str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5cm" svg:height="5.5cm" svg:x="7.5cm" svg:y="11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8cm" svg:y="12cm">
          <text:p text:style-name="P1">posix-un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8cm" svg:y="14.5cm">
          <text:p text:style-name="P1">posix-str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5.5cm" svg:height="5.5cm" svg:x="15.269cm" svg:y="11.5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6cm" svg:y="12cm">
          <text:p text:style-name="P1">posix-unif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cm" svg:height="2cm" svg:x="16cm" svg:y="14.5cm">
          <text:p text:style-name="P1">posix-str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.378cm" svg:height="1.488cm" draw:transform="rotate (3.1415926535892) translate (14.878cm 14.988cm)">
          <draw:text-box>
            <text:p text:style-name="P2"><text:span text:style-name="T1">...</text:span></text:p>
          </draw:text-box>
        </draw:frame>
        <draw:line draw:style-name="gr4" draw:text-style-name="P3" draw:layer="layout" svg:x1="2.5cm" svg:y1="7cm" svg:x2="2.5cm" svg:y2="12cm">
          <text:p text:style-name="P4"/>
        </draw:line>
        <draw:line draw:style-name="gr4" draw:text-style-name="P3" draw:layer="layout" svg:x1="2.5cm" svg:y1="7cm" svg:x2="9.5cm" svg:y2="12cm">
          <text:p text:style-name="P4"/>
        </draw:line>
        <draw:line draw:style-name="gr4" draw:text-style-name="P3" draw:layer="layout" svg:x1="2.5cm" svg:y1="7cm" svg:x2="19cm" svg:y2="12cm">
          <text:p text:style-name="P4"/>
        </draw:line>
        <draw:line draw:style-name="gr4" draw:text-style-name="P3" draw:layer="layout" svg:x1="8cm" svg:y1="7cm" svg:x2="3.5cm" svg:y2="14.5cm">
          <text:p text:style-name="P4"/>
        </draw:line>
        <draw:line draw:style-name="gr4" draw:text-style-name="P3" draw:layer="layout" svg:x1="13cm" svg:y1="7cm" svg:x2="10cm" svg:y2="14.5cm">
          <text:p text:style-name="P4"/>
        </draw:line>
        <draw:line draw:style-name="gr4" draw:text-style-name="P3" draw:layer="layout" svg:x1="18.5cm" svg:y1="7cm" svg:x2="17.5cm" svg:y2="14.5cm">
          <text:p text:style-name="P4"/>
        </draw:line>
        <draw:line draw:style-name="gr4" draw:text-style-name="P3" draw:layer="layout" svg:x1="10.5cm" svg:y1="3.5cm" svg:x2="3cm" svg:y2="5cm">
          <text:p text:style-name="P4"/>
        </draw:line>
        <draw:line draw:style-name="gr4" draw:text-style-name="P3" draw:layer="layout" svg:x1="10.5cm" svg:y1="3.5cm" svg:x2="8cm" svg:y2="5cm">
          <text:p text:style-name="P4"/>
        </draw:line>
        <draw:line draw:style-name="gr4" draw:text-style-name="P3" draw:layer="layout" svg:x1="10.5cm" svg:y1="3.5cm" svg:x2="13cm" svg:y2="5cm">
          <text:p text:style-name="P4"/>
        </draw:line>
        <draw:line draw:style-name="gr4" draw:text-style-name="P3" draw:layer="layout" svg:x1="10.5cm" svg:y1="3.5cm" svg:x2="18.5cm" svg:y2="5cm">
          <text:p text:style-name="P4"/>
        </draw:line>
        <draw:frame draw:style-name="gr5" draw:layer="layout" svg:width="3.063cm" svg:height="0.988cm" svg:x="2.136cm" svg:y="18cm">
          <draw:text-box>
            <text:p text:style-name="P4">server 1</text:p>
          </draw:text-box>
        </draw:frame>
        <draw:frame draw:style-name="gr5" draw:layer="layout" svg:width="3.063cm" svg:height="0.988cm" svg:x="8.636cm" svg:y="18cm">
          <draw:text-box>
            <text:p text:style-name="P4">server 2</text:p>
          </draw:text-box>
        </draw:frame>
        <draw:frame draw:style-name="gr5" draw:layer="layout" svg:width="3.131cm" svg:height="0.988cm" svg:x="16.5cm" svg:y="18cm">
          <draw:text-box>
            <text:p text:style-name="P4">server 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19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11-06T23:54:59</meta:creation-date>
    <dc:date>2007-11-07T00:06:28</dc:date>
    <dc:language>en-IN</dc:language>
    <meta:editing-cycles>6</meta:editing-cycles>
    <meta:editing-duration>PT11M31S</meta:editing-duration>
    <meta:user-defined meta:name="Info 1"/>
    <meta:user-defined meta:name="Info 2"/>
    <meta:user-defined meta:name="Info 3"/>
    <meta:user-defined meta:name="Info 4"/>
    <meta:document-statistic meta:object-count="29"/>
  </office:meta>
</office:document-meta>
</file>